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2pt" style:font-size-asian="12pt" style:font-name-complex="Tahoma1" style:font-size-complex="12pt"/>
    </style:style>
    <style:style style:name="P2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3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in"/>
          <style:tab-stop style:position="0.0626in"/>
          <style:tab-stop style:position="0.6661in"/>
          <style:tab-stop style:position="1.3319in"/>
          <style:tab-stop style:position="1.998in"/>
          <style:tab-stop style:position="2.6638in"/>
          <style:tab-stop style:position="3.25in" style:type="center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4374in" style:type="right"/>
          <style:tab-stop style:position="6.6598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in"/>
          <style:tab-stop style:position="0.6661in"/>
          <style:tab-stop style:position="1in"/>
          <style:tab-stop style:position="1.25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P6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7" style:family="paragraph" style:parent-style-name="Standard">
      <style:paragraph-properties fo:margin-left="0.1252in" fo:margin-right="0in" fo:text-indent="-0.1252in" style:auto-text-indent="false"/>
    </style:style>
    <style:style style:name="P8" style:family="paragraph" style:parent-style-name="Standard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P9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0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11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4.211in"/>
        </style:tab-stops>
      </style:paragraph-properties>
    </style:style>
    <style:style style:name="P12" style:family="paragraph" style:parent-style-name="Standard">
      <style:paragraph-properties fo:margin-left="0.1252in" fo:margin-right="-0.1252in" fo:text-indent="0in" style:auto-text-indent="false" fo:padding-left="0.0555in" fo:padding-right="0.0555in" fo:padding-top="0.0138in" fo:padding-bottom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3" style:family="paragraph" style:parent-style-name="Standard">
      <style:paragraph-properties fo:margin-left="0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14" style:family="paragraph" style:parent-style-name="Standard">
      <style:paragraph-properties fo:margin-left="0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5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6" style:family="paragraph" style:parent-style-name="Header">
      <style:paragraph-properties fo:line-height="150%"/>
    </style:style>
    <style:style style:name="P17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P18" style:family="paragraph" style:parent-style-name="Title">
      <style:paragraph-properties fo:margin-left="0in" fo:margin-right="-0.25in" fo:text-indent="0in" style:auto-text-indent="false">
        <style:tab-stops>
          <style:tab-stop style:position="0.8752in"/>
        </style:tab-stops>
      </style:paragraph-properties>
    </style:style>
    <style:style style:name="P19" style:family="paragraph" style:parent-style-name="Preformatted" style:master-page-name="First_20_Page">
      <style:paragraph-properties style:page-number="auto">
        <style:tab-stops/>
      </style:paragraph-properties>
    </style:style>
    <style:style style:name="T1" style:family="text">
      <style:text-properties style:font-name="Tahoma" fo:font-size="12pt" style:font-size-asian="12pt" style:font-name-complex="Tahoma1" style:font-size-complex="12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fo:font-weight="bold" style:font-size-asian="12pt" style:font-weight-asian="bold" style:font-name-complex="Tahoma1" style:font-size-complex="12pt"/>
    </style:style>
    <style:style style:name="T4" style:family="text">
      <style:text-properties style:font-name="Tahoma" fo:font-size="12pt" fo:font-weight="bold" style:font-size-asian="12pt" style:font-weight-asian="bold" style:font-size-complex="12pt"/>
    </style:style>
    <style:style style:name="T5" style:family="text">
      <style:text-properties style:font-name="Tahoma" fo:font-size="12pt" style:text-underline-style="solid" style:text-underline-width="auto" style:text-underline-color="font-color" style:font-size-asian="12pt" style:font-name-complex="Tahoma1" style:font-size-complex="12pt"/>
    </style:style>
    <style:style style:name="T6" style:family="text">
      <style:text-properties style:font-name="Tahoma" fo:font-size="12pt" style:font-name-asian="Arial Unicode MS" style:font-size-asian="12pt" style:language-asian="zh" style:country-asian="HK" style:font-size-complex="12pt"/>
    </style:style>
    <style:style style:name="T7" style:family="text">
      <style:text-properties style:font-name="Tahoma" fo:font-size="4pt" style:font-size-asian="4pt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T10" style:family="text">
      <style:text-properties fo:font-variant="normal" fo:text-transform="none"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1" style:family="text">
      <style:text-properties fo:font-size="14pt" fo:letter-spacing="normal" fo:font-style="normal" style:font-size-asian="14pt" style:font-style-asian="normal" style:font-name-complex="Arial2" style:font-size-complex="14pt" style:font-style-complex="normal" style:font-weight-complex="normal"/>
    </style:style>
    <style:style style:name="T12" style:family="text">
      <style:text-properties style:font-name="Courier New" fo:font-size="12pt" style:font-size-asian="12pt" style:font-name-complex="Courier New1" style:font-size-complex="12pt"/>
    </style:style>
    <style:style style:name="T13" style:family="text">
      <style:text-properties style:font-name="Courier New" fo:font-size="12pt" fo:font-weight="bold" style:font-size-asian="12pt" style:font-weight-asian="bold" style:font-name-complex="Courier New1" style:font-size-complex="12pt"/>
    </style:style>
    <style:style style:name="T14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_______________________________________________________________________</text:span></text:p>
      <text:p text:style-name="P1"/>
      <text:p text:style-name="P4"><text:span text:style-name="T3"><text:tab/>CIS115<text:tab/></text:span><text:span text:style-name="T9">Introduction to Programming and Logic</text:span><text:span text:style-name="T1"><text:tab/></text:span></text:p>
      <text:p text:style-name="Standard"><text:span text:style-name="T1">_______________________________________________________________________</text:span></text:p>
      <text:p text:style-name="P5"/>
      <text:p text:style-name="P5"/>
      <text:p text:style-name="P18"><text:span text:style-name="Emphasis"><text:span text:style-name="T10">LAB 25<text:tab/></text:span></text:span><text:span text:style-name="Emphasis"><text:span text:style-name="T11">Strings</text:span></text:span></text:p>
      <text:list xml:id="list7615277909672766592" text:style-name="Outline">
        <text:list-item>
          <text:h text:style-name="Heading_20_1" text:outline-level="1"><text:span text:style-name="T5">Objectives</text:span></text:h>
        </text:list-item>
      </text:list>
      <text:p text:style-name="P1"/>
      <text:p text:style-name="P7"><text:span text:style-name="T2">- How to declare a string variable</text:span></text:p>
      <text:p text:style-name="P7"><text:span text:style-name="T2">- How to find the length of a string</text:span></text:p>
      <text:p text:style-name="P7"><text:span text:style-name="T2">- How to combine strings to form a longer string</text:span></text:p>
      <text:p text:style-name="P7"><text:span text:style-name="T2">- How to access a specific character in an array</text:span></text:p>
      <text:list xml:id="list37741318" text:continue-numbering="true" text:style-name="Outline">
        <text:list-item>
          <text:h text:style-name="Heading_20_1" text:outline-level="1"><text:span text:style-name="T5">Goals</text:span></text:h>
        </text:list-item>
      </text:list>
      <text:p text:style-name="P8"/>
      <text:p text:style-name="Standard"><text:span text:style-name="T2">In this lab assignment, students will demonstrate the abilities to:</text:span></text:p>
      <text:p text:style-name="P7"><text:span text:style-name="T2">- Declare a string variable</text:span></text:p>
      <text:p text:style-name="P7"><text:span text:style-name="T2">- Find the length of a string</text:span></text:p>
      <text:p text:style-name="P7"><text:span text:style-name="T2">- Combine strings to form a longer string</text:span></text:p>
      <text:p text:style-name="P7"><text:span text:style-name="T2">- Access a specific character in an array</text:span></text:p>
      <text:list xml:id="list37748004" text:continue-numbering="true" text:style-name="Outline">
        <text:list-item>
          <text:h text:style-name="Heading_20_1" text:outline-level="1"><text:span text:style-name="T5">Instruction and Problems</text:span></text:h>
        </text:list-item>
      </text:list>
      <text:p text:style-name="P2"/>
      <text:p text:style-name="P6"><text:span text:style-name="T2">You are asked to write a C++ program in each of the following problem.</text:span></text:p>
      <text:p text:style-name="P3"/>
      <text:list xml:id="list37744483" text:continue-numbering="true" text:style-name="Outline">
        <text:list-item>
          <text:list>
            <text:list-item>
              <text:h text:style-name="Heading_20_2" text:outline-level="2"><text:span text:style-name="T1">Problem 1</text:span></text:h>
            </text:list-item>
          </text:list>
        </text:list-item>
      </text:list>
      <text:p text:style-name="P2"/>
      <text:p text:style-name="P9"><text:span text:style-name="T2">We cannot use </text:span><text:span text:style-name="T13">cin</text:span><text:span text:style-name="T2"> to read a string that has spaces in it because </text:span><text:span text:style-name="T13">cin</text:span><text:span text:style-name="T2"> will mistakenly treat space as the end of the string. For example, the following code fragment uses </text:span><text:span text:style-name="T13">cin</text:span><text:span text:style-name="T2"> to read the name of a college:</text:span></text:p>
      <text:p text:style-name="P10"/>
      <text:p text:style-name="P9"><text:span text:style-name="T13">string college ="";</text:span></text:p>
      <text:p text:style-name="P9"><text:span text:style-name="T13">cout &lt;&lt; "Enter college name: ";</text:span></text:p>
      <text:p text:style-name="P9"><text:span text:style-name="T13">cin &gt;&gt; college;</text:span></text:p>
      <text:p text:style-name="P10"/>
      <text:p text:style-name="P9"><text:span text:style-name="T2">Suppose the user enters </text:span><text:span text:style-name="T13">Wake Technical Community College</text:span><text:span text:style-name="T2">. <text:s/>The program will read and store only </text:span><text:span text:style-name="T12">Wake</text:span><text:span text:style-name="T2"> in the variable </text:span><text:span text:style-name="T13">college</text:span><text:span text:style-name="T2"> because there is a space right after </text:span><text:span text:style-name="T12">Wake</text:span><text:span text:style-name="T2">.</text:span></text:p>
      <text:p text:style-name="P9"><text:span text:style-name="T2">There is a way to read and store a string with</text:span><text:bookmark text:name="_GoBack"/><text:span text:style-name="T2"> spaces in it, but that can get a little complicated and we don’t want to introduce it here. <text:s/>We are going to use a lesser but easier solution.</text:span></text:p>
      <text:p text:style-name="P10"/>
      <text:p text:style-name="P9"><text:soft-page-break/><text:span text:style-name="T2">Write a program to do the following. <text:s/>Ask the user to enter the name of a college. <text:s/>Ask the user to use underscores in lieu of spaces in the input string. <text:s/>For example, ask the user to enter </text:span><text:span text:style-name="T13">Wake_Technical_Community_College</text:span><text:span text:style-name="T2"> instead of </text:span><text:span text:style-name="T13">Wake Technical Community College</text:span><text:span text:style-name="T2">. <text:s/>Use a loop to covert underscores back to spaces and display the converted string.</text:span></text:p>
      <text:p text:style-name="P10"/>
      <text:p text:style-name="P9"><text:span text:style-name="T2"><text:s/>The following is an example:</text:span></text:p>
      <text:p text:style-name="P10"/>
      <text:p text:style-name="P12"><text:span text:style-name="T2">Please enter college name with spaces replaced by underscores: </text:span></text:p>
      <text:p text:style-name="P12"><text:span text:style-name="T2">North_Carolina_State_University</text:span></text:p>
      <text:p text:style-name="P12"><text:span text:style-name="T2">College: North Carolina State University</text:span></text:p>
      <text:p text:style-name="P12"><text:span text:style-name="T2">Press any key to continue . . .</text:span></text:p>
      <text:p text:style-name="P13"/>
      <text:p text:style-name="P14"><text:span text:style-name="T2">Please save your C++ program code in a file named </text:span><text:span text:style-name="T4">Lab25P1.cpp</text:span><text:span text:style-name="T2">. <text:s/>Submit both the source code, </text:span><text:span text:style-name="T4">Lab25P1.cpp,</text:span><text:span text:style-name="T2"> file and the executable, </text:span><text:span text:style-name="T4">Lab25P1.exe,</text:span><text:span text:style-name="T2"> to Blackboard for credit. <text:s/></text:span><text:span text:style-name="T4">Do not change the names of these files</text:span><text:span text:style-name="T2">.</text:span></text:p>
      <text:p text:style-name="Standard"/>
      <text:list xml:id="list37742735" text:continue-numbering="true" text:style-name="Outline">
        <text:list-item>
          <text:list>
            <text:list-item>
              <text:h text:style-name="Heading_20_2" text:outline-level="2"><text:span text:style-name="T1">Problem 2</text:span></text:h>
            </text:list-item>
          </text:list>
        </text:list-item>
      </text:list>
      <text:p text:style-name="P2"/>
      <text:p text:style-name="P9"><text:span text:style-name="T2">An office furniture company wants a program to generate product code. <text:s/>They sell office chairs and tables in three colors. <text:s/>All product codes consist of 5 characters. <text:s/>If the product is a chair, the first three characters are “C47”. <text:s/>If the product is a table, the first three characters are “T47”. <text:s/>The last two characters are used to code color: “41” for red, “25” for black” and “30” for green. <text:s/>Write a program to do the following. <text:s/>First ask the user to enter product type (e.g. “Enter T for table or C for chair”). <text:s/>Then ask the user to enter color (e.g. “Enter R for red, B for black or G for green). <text:s/>Generate and display the product code if the type and color are valid. <text:s/>Otherwise, display “"Invalid choice of furniture type or color". <text:s/>The following are some examples:</text:span></text:p>
      <text:p text:style-name="P10"/>
      <text:p text:style-name="P12"><text:span text:style-name="T1">Choose furniture type</text:span></text:p>
      <text:p text:style-name="P12"><text:span text:style-name="T1">Please enter C for chair or T for table: c</text:span></text:p>
      <text:p text:style-name="P12"><text:span text:style-name="T1">Choose furniture color</text:span></text:p>
      <text:p text:style-name="P12"><text:span text:style-name="T1">Please enter R for red, B for black or G for green: B</text:span></text:p>
      <text:p text:style-name="P12"><text:span text:style-name="T1">Product code: C4725</text:span></text:p>
      <text:p text:style-name="P12"><text:span text:style-name="T1">Press any key to continue . . .</text:span></text:p>
      <text:p text:style-name="P10"/>
      <text:p text:style-name="P10"/>
      <text:p text:style-name="P10"/>
      <text:p text:style-name="P10"/>
      <text:p text:style-name="P12"><text:span text:style-name="T1">Choose furniture type</text:span></text:p>
      <text:p text:style-name="P12"><text:span text:style-name="T1">Please enter C for chair or T for table: c</text:span></text:p>
      <text:p text:style-name="P12"><text:span text:style-name="T1">Choose furniture color</text:span></text:p>
      <text:p text:style-name="P12"><text:span text:style-name="T1">Please enter R for red, B for black or G for green: w</text:span></text:p>
      <text:p text:style-name="P12"><text:soft-page-break/><text:span text:style-name="T1">Invalid choice of furniture type or color</text:span></text:p>
      <text:p text:style-name="P12"><text:span text:style-name="T1">Press any key to continue . . .</text:span></text:p>
      <text:p text:style-name="P10"/>
      <text:p text:style-name="P9"><text:span text:style-name="T2">[Hint: There are a few ways to determine whether the user has entered something invalid. <text:s/>One way is to test the length of the product code generated by the program. <text:s/>If the product code generated has exactly 5 characters, that means the color and type chosen by the user are valid. <text:s/>In other words, if the product code generated does not have exactly 5 characters, the color or type entered by the user must be wrong.]</text:span></text:p>
      <text:p text:style-name="P10"/>
      <text:p text:style-name="P9"><text:span text:style-name="T2">Please save your C++ program code in a file named </text:span><text:span text:style-name="T4">Lab25P2.cpp</text:span><text:span text:style-name="T2">. <text:s/>Submit both the source code, </text:span><text:span text:style-name="T4">Lab25P2.cpp,</text:span><text:span text:style-name="T2"> file and the executable, </text:span><text:span text:style-name="T4">Lab25P2.exe,</text:span><text:span text:style-name="T2"> to Blackboard for credit. <text:s/></text:span><text:span text:style-name="T4">Do not change the names of these files</text:span><text:span text:style-name="T2">.</text:span></text:p>
      <text:list xml:id="list37754956" text:continue-numbering="true" text:style-name="Outline">
        <text:list-item>
          <text:h text:style-name="Heading_20_1" text:outline-level="1"><text:span text:style-name="T5">Grading rubric for each problem</text:span></text:h>
        </text:list-item>
      </text:list>
      <text:p text:style-name="P15"/>
      <text:p text:style-name="P9"><text:span text:style-name="T6">Variable declarations [10 points]</text:span></text:p>
      <text:p text:style-name="P9"><text:span text:style-name="T6">Reading and storing user input [10 points]</text:span></text:p>
      <text:p text:style-name="P11"><text:span text:style-name="T6">Complete specific task [20]<text:tab/></text:span></text:p>
      <text:p text:style-name="P9"><text:span text:style-name="T6">Other statements [10 point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/>
      <style:text-properties fo:font-variant="small-caps" fo:font-size="18pt" fo:letter-spacing="0.0035in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line-height="113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line-height="113%"/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13%"/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line-height="113%"/>
      <style:text-properties fo:font-size="12pt" fo:font-style="italic" style:font-size-asian="12pt" style:font-style-asian="italic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line-height="113%" fo:background-color="#ffffff">
        <style:background-image/>
      </style:paragraph-properties>
      <style:text-properties fo:color="#595959" fo:letter-spacing="0.0035in"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line-height="113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" style:family="paragraph" style:parent-style-name="Standard" style:default-outline-level="" style:list-style-name="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size-asian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335in" fo:margin-right="0in" fo:text-indent="-0.25in" style:auto-text-indent="false">
        <style:tab-stops>
          <style:tab-stop style:position="0.25in"/>
          <style:tab-stop style:position="0.483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0pt" style:font-size-asian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text-align="start" style:justify-single-word="false"/>
      <style:text-properties fo:font-variant="small-caps"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8in" fo:margin-right="0.8in" fo:margin-top="0.1665in" fo:margin-bottom="0.1665in" fo:line-height="125%" fo:text-align="justify" style:justify-single-word="false" fo:text-indent="0in" style:auto-text-indent="false" fo:padding-left="0in" fo:padding-right="0in" fo:padding-top="0.139in" fo:padding-bottom="0.139in" fo:border-left="none" fo:border-right="none" fo:border-top="0.0071in solid #00000a" fo:border-bottom="0.0071in solid #00000a"/>
      <style:text-properties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caption" style:family="paragraph" style:parent-style-name="Standard" style:default-outline-level="" style:list-style-name="">
      <style:text-properties fo:color="#858585" fo:font-size="9pt" fo:font-weight="bold" style:font-size-asian="9pt" style:font-weight-asian="bold" style:font-size-complex="9pt" style:font-weight-complex="bold"/>
    </style:style>
    <style:style style:name="Style_5f_CIS115" style:display-name="Style_CIS115" style:family="paragraph" style:parent-style-name="Standard" style:default-outline-level="" style:list-style-name="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variant="small-caps" fo:font-size="14pt" style:font-size-asian="14pt" style:font-size-complex="14pt"/>
    </style:style>
    <style:style style:name="Heading_20_1_20_Char" style:display-name="Heading 1 Char" style:family="text" style:parent-style-name="Default_20_Paragraph_20_Font">
      <style:text-properties fo:font-variant="small-caps" fo:font-size="18pt" fo:letter-spacing="0.0035in" style:font-size-asian="18pt" style:font-size-complex="1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>
      <style:text-properties style:font-name="Tahoma" fo:font-size="10pt" style:font-name-asian="Times New Roman" style:font-size-asian="10pt" style:font-name-complex="Times New Roman" style:font-size-complex="12pt"/>
    </style:style>
    <style:style style:name="Title_20_Char" style:display-name="Title Char" style:family="text" style:parent-style-name="Default_20_Paragraph_20_Font">
      <style:text-properties fo:font-variant="small-caps" fo:font-size="26pt" style:font-size-asian="26pt" style:font-size-complex="2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_20_Char" style:display-name="Heading 4 Char" style:family="text" style:parent-style-name="Default_20_Paragraph_20_Font"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595959" fo:letter-spacing="0.0035in"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_20_Char" style:display-name="Heading 9 Char" style:family="text" style:parent-style-name="Default_20_Paragraph_20_Fon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/>
    </style:style>
    <style:style style:name="Intense_20_Reference" style:display-name="Intense Reference" style:family="text">
      <style:text-properties fo:font-variant="small-caps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style-complex="italic"/>
    </style:style>
    <style:style style:name="No_20_Spacing_20_Char" style:display-name="No Spacing Char" style:family="text" style:parent-style-name="Default_20_Paragraph_20_Font"/>
    <style:style style:name="Style_5f_CIS115_20_Char" style:display-name="Style_CIS115 Char" style:family="text" style:parent-style-name="Default_20_Paragraph_20_Font">
      <style:text-properties style:font-name="Tahoma" fo:font-size="12pt" style:font-size-asian="12pt" style:font-name-complex="Tahoma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50%"/>
    </style:style>
    <style:style style:name="MP2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MT1" style:family="text">
      <style:text-properties style:font-name="Tahoma" fo:font-size="4pt" style:font-size-asian="4pt"/>
    </style:style>
    <style:style style:name="MT2" style:family="text">
      <style:text-properties style:font-name="Tahoma" fo:font-size="9pt" style:font-size-asian="9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  <text:p text:style-name="MP2"><text:span text:style-name="MT2"><text:tab/>CIS115<text:tab/>Lab 25<text:tab/>Page </text:span><text:page-number text:select-page="current">3</text:page-number></text:p>
        <text:p text:style-name="Header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-Chi</meta:initial-creator>
    <dc:creator>Mary Orazem</dc:creator>
    <meta:editing-cycles>147</meta:editing-cycles>
    <meta:creation-date>2011-12-18T14:13:00</meta:creation-date>
    <dc:date>2014-11-24T14:05:00</dc:date>
    <meta:editing-duration>PT19M55S</meta:editing-duration>
    <meta:generator>OpenOffice/4.1.1$Win32 OpenOffice.org_project/411m6$Build-9775</meta:generator>
    <meta:document-statistic meta:table-count="0" meta:image-count="0" meta:object-count="0" meta:page-count="3" meta:paragraph-count="55" meta:word-count="713" meta:character-count="4496"/>
    <meta:user-defined meta:name="AppVersion">15.0000</meta:user-defined>
    <meta:user-defined meta:name="Company">Wake Te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